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3年9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9"/>September <text:s text:c="2"/>- 2014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606622" calcext:value-type="float">
            <text:p><text:s/>606,622 </text:p>
          </table:table-cell>
          <table:table-cell table:style-name="ce30" office:value-type="float" office:value="3641" calcext:value-type="float">
            <text:p><text:s/>3,641 </text:p>
          </table:table-cell>
          <table:table-cell table:style-name="ce30" office:value-type="float" office:value="32183" calcext:value-type="float">
            <text:p><text:s/>32,1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30" office:value-type="float" office:value="550736" calcext:value-type="float">
            <text:p><text:s/>550,73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57" calcext:value-type="float">
            <text:p><text:s/>257 </text:p>
          </table:table-cell>
          <table:table-cell table:style-name="ce30" office:value-type="float" office:value="20515" calcext:value-type="float">
            <text:p><text:s/>20,515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2112" calcext:value-type="float">
            <text:p><text:s/>2,112 </text:p>
          </table:table-cell>
          <table:table-cell table:style-name="ce30" office:value-type="float" office:value="4451" calcext:value-type="float">
            <text:p><text:s/>4,451 </text:p>
          </table:table-cell>
          <table:table-cell table:style-name="ce30" office:value-type="float" office:value="3188" calcext:value-type="float">
            <text:p><text:s/>3,188 </text:p>
          </table:table-cell>
          <table:table-cell table:style-name="ce30" office:value-type="float" office:value="1263" calcext:value-type="float">
            <text:p><text:s/>1,263 </text:p>
          </table:table-cell>
          <table:table-cell table:style-name="ce30" office:value-type="float" office:value="71" calcext:value-type="float">
            <text:p><text:s/>71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89912" calcext:value-type="float">
            <text:p><text:s/>189,912 </text:p>
          </table:table-cell>
          <table:table-cell table:style-name="ce30" office:value-type="float" office:value="1873" calcext:value-type="float">
            <text:p><text:s/>1,87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8728" calcext:value-type="float">
            <text:p><text:s/>178,72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9" calcext:value-type="float">
            <text:p><text:s/>99 </text:p>
          </table:table-cell>
          <table:table-cell table:style-name="ce30" office:value-type="float" office:value="9761" calcext:value-type="float">
            <text:p><text:s/>9,761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689" calcext:value-type="float">
            <text:p><text:s/>1,689 </text:p>
          </table:table-cell>
          <table:table-cell table:style-name="ce30" office:value-type="float" office:value="1508" calcext:value-type="float">
            <text:p><text:s/>1,508 </text:p>
          </table:table-cell>
          <table:table-cell table:style-name="ce30" office:value-type="float" office:value="1423" calcext:value-type="float">
            <text:p><text:s/>1,423 </text:p>
          </table:table-cell>
          <table:table-cell table:style-name="ce30" office:value-type="float" office:value="85" calcext:value-type="float">
            <text:p><text:s/>85 </text:p>
          </table:table-cell>
          <table:table-cell table:style-name="ce30" office:value-type="float" office:value="38" calcext:value-type="float">
            <text:p><text:s/>38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3633" calcext:value-type="float">
            <text:p><text:s/>83,633 </text:p>
          </table:table-cell>
          <table:table-cell table:style-name="ce30" office:value-type="float" office:value="405" calcext:value-type="float">
            <text:p><text:s/>405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5058" calcext:value-type="float">
            <text:p><text:s/>75,05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4" calcext:value-type="float">
            <text:p><text:s/>64 </text:p>
          </table:table-cell>
          <table:table-cell table:style-name="ce30" office:value-type="float" office:value="1652" calcext:value-type="float">
            <text:p><text:s/>1,6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8" calcext:value-type="float">
            <text:p><text:s/>158 </text:p>
          </table:table-cell>
          <table:table-cell table:style-name="ce30" office:value-type="float" office:value="544" calcext:value-type="float">
            <text:p><text:s/>544 </text:p>
          </table:table-cell>
          <table:table-cell table:style-name="ce30" office:value-type="float" office:value="361" calcext:value-type="float">
            <text:p><text:s/>361 </text:p>
          </table:table-cell>
          <table:table-cell table:style-name="ce30" office:value-type="float" office:value="183" calcext:value-type="float">
            <text:p><text:s/>183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8545" calcext:value-type="float">
            <text:p><text:s/>58,545 </text:p>
          </table:table-cell>
          <table:table-cell table:style-name="ce30" office:value-type="float" office:value="433" calcext:value-type="float">
            <text:p><text:s/>433 </text:p>
          </table:table-cell>
          <table:table-cell table:style-name="ce30" office:value-type="float" office:value="11541" calcext:value-type="float">
            <text:p><text:s/>11,54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45160" calcext:value-type="float">
            <text:p><text:s/>45,16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569" calcext:value-type="float">
            <text:p><text:s/>1,56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6" calcext:value-type="float">
            <text:p><text:s/>36 </text:p>
          </table:table-cell>
          <table:table-cell table:style-name="ce30" office:value-type="float" office:value="664" calcext:value-type="float">
            <text:p><text:s/>664 </text:p>
          </table:table-cell>
          <table:table-cell table:style-name="ce30" office:value-type="float" office:value="275" calcext:value-type="float">
            <text:p><text:s/>275 </text:p>
          </table:table-cell>
          <table:table-cell table:style-name="ce30" office:value-type="float" office:value="389" calcext:value-type="float">
            <text:p><text:s/>389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2805" calcext:value-type="float">
            <text:p><text:s/>22,805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347" calcext:value-type="float">
            <text:p><text:s/>18,34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5" calcext:value-type="float">
            <text:p><text:s/>73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5" calcext:value-type="float">
            <text:p><text:s/>45 </text:p>
          </table:table-cell>
          <table:table-cell table:number-columns-repeated="2" table:style-name="ce30" office:value-type="float" office:value="114" calcext:value-type="float">
            <text:p><text:s/>11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9246" calcext:value-type="float">
            <text:p><text:s/>119,246 </text:p>
          </table:table-cell>
          <table:table-cell table:style-name="ce30" office:value-type="float" office:value="716" calcext:value-type="float">
            <text:p><text:s/>716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6159" calcext:value-type="float">
            <text:p><text:s/>116,15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80" calcext:value-type="float">
            <text:p><text:s/>80 </text:p>
          </table:table-cell>
          <table:table-cell table:style-name="ce30" office:value-type="float" office:value="2537" calcext:value-type="float">
            <text:p><text:s/>2,53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5" calcext:value-type="float">
            <text:p><text:s/>115 </text:p>
          </table:table-cell>
          <table:table-cell table:style-name="ce30" office:value-type="float" office:value="902" calcext:value-type="float">
            <text:p><text:s/>902 </text:p>
          </table:table-cell>
          <table:table-cell table:style-name="ce30" office:value-type="float" office:value="381" calcext:value-type="float">
            <text:p><text:s/>381 </text:p>
          </table:table-cell>
          <table:table-cell table:style-name="ce30" office:value-type="float" office:value="521" calcext:value-type="float">
            <text:p><text:s/>521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9512" calcext:value-type="float">
            <text:p><text:s/>129,512 </text:p>
          </table:table-cell>
          <table:table-cell table:style-name="ce30" office:value-type="float" office:value="169" calcext:value-type="float">
            <text:p><text:s/>169 </text:p>
          </table:table-cell>
          <table:table-cell table:style-name="ce30" office:value-type="float" office:value="9821" calcext:value-type="float">
            <text:p><text:s/>9,82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114935" calcext:value-type="float">
            <text:p><text:s/>114,93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4141" calcext:value-type="float">
            <text:p><text:s/>4,141 </text:p>
          </table:table-cell>
          <table:table-cell table:style-name="ce30" office:value-type="float" office:value="25" calcext:value-type="float">
            <text:p><text:s/>25 </text:p>
          </table:table-cell>
          <table:table-cell table:style-name="ce30" office:value-type="float" office:value="69" calcext:value-type="float">
            <text:p><text:s/>69 </text:p>
          </table:table-cell>
          <table:table-cell table:style-name="ce30" office:value-type="float" office:value="700" calcext:value-type="float">
            <text:p><text:s/>700 </text:p>
          </table:table-cell>
          <table:table-cell table:style-name="ce30" office:value-type="float" office:value="615" calcext:value-type="float">
            <text:p><text:s/>615 </text:p>
          </table:table-cell>
          <table:table-cell table:style-name="ce30" office:value-type="float" office:value="85" calcext:value-type="float">
            <text:p><text:s/>85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826" calcext:value-type="float">
            <text:p><text:s/>2,826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29" calcext:value-type="float">
            <text:p><text:s/>1,1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5257" calcext:value-type="float">
            <text:p><text:s/>45,257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719" calcext:value-type="float">
            <text:p><text:s/>41,7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402" calcext:value-type="float">
            <text:p><text:s/>2,40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number-columns-repeated="2" table:style-name="ce31" office:value-type="float" office:value="402" calcext:value-type="float">
            <text:p><text:s/>40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801" calcext:value-type="float">
            <text:p><text:s/>5,80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55" calcext:value-type="float">
            <text:p><text:s/>4,3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11" calcext:value-type="float">
            <text:p><text:s/>3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7" calcext:value-type="float">
            <text:p><text:s/>2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435" calcext:value-type="float">
            <text:p><text:s/>2,435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159" calcext:value-type="float">
            <text:p><text:s/>2,1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69" calcext:value-type="float">
            <text:p><text:s/>26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7191" calcext:value-type="float">
            <text:p><text:s/>7,191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27" calcext:value-type="float">
            <text:p><text:s/>6,8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" calcext:value-type="float">
            <text:p><text:s/>101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83" calcext:value-type="float">
            <text:p><text:s/>1,98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27" calcext:value-type="float">
            <text:p><text:s/>1,8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593" calcext:value-type="float">
            <text:p><text:s/>2,593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10" calcext:value-type="float">
            <text:p><text:s/>2,1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9" calcext:value-type="float">
            <text:p><text:s/>14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969" calcext:value-type="float">
            <text:p><text:s/>2,96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28" calcext:value-type="float">
            <text:p><text:s/>2,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" calcext:value-type="float">
            <text:p><text:s/>17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85" calcext:value-type="float">
            <text:p><text:s/>13,085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7" calcext:value-type="float">
            <text:p><text:s/>12,18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0" calcext:value-type="float">
            <text:p><text:s/>4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838" calcext:value-type="float">
            <text:p><text:s/>83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782" calcext:value-type="float">
            <text:p><text:s/>7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" calcext:value-type="float">
            <text:p><text:s/>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34" calcext:value-type="float">
            <text:p><text:s/>2,73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710" calcext:value-type="float">
            <text:p><text:s/>2,7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70" calcext:value-type="float">
            <text:p><text:s/>70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7" calcext:value-type="float">
            <text:p><text:s/>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685" calcext:value-type="float">
            <text:p><text:s/>17,685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586" calcext:value-type="float">
            <text:p><text:s/>16,58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35" calcext:value-type="float">
            <text:p><text:s/>1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786" calcext:value-type="float">
            <text:p><text:s/>7,786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7367" calcext:value-type="float">
            <text:p><text:s/>7,36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80" calcext:value-type="float">
            <text:p><text:s/>3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259" calcext:value-type="float">
            <text:p><text:s/>16,259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682" calcext:value-type="float">
            <text:p><text:s/>12,6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969" calcext:value-type="float">
            <text:p><text:s/>2,96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349" calcext:value-type="float">
            <text:p><text:s/>2,34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20" calcext:value-type="float">
            <text:p><text:s/>12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9" calcext:value-type="float">
            <text:p><text:s/>1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423" calcext:value-type="float">
            <text:p><text:s/>2,42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292" calcext:value-type="float">
            <text:p><text:s/>2,29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4" calcext:value-type="float">
            <text:p><text:s/>1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7" calcext:value-type="float">
            <text:p><text:s/>1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46" calcext:value-type="float">
            <text:p><text:s/>5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4-11-05T16:11:10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